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style:font-name-complex="Times New Roman1"/>
    </style:style>
    <style:style style:name="P7" style:family="paragraph" style:parent-style-name="Standard">
      <style:paragraph-properties fo:margin-top="0cm" fo:margin-bottom="0cm" loext:contextual-spacing="false" fo:line-height="100%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STATISTICS WORKSHEET-6</text:span></text:p>
      <text:p text:style-name="P4"/>
      <text:p text:style-name="P5"/>
      <text:p text:style-name="P7"><text:span text:style-name="T2"><text:s/></text:span></text:p>
      <text:p text:style-name="P7"><text:span text:style-name="T3">1. Which of the following can be considered as random variable? </text:span></text:p>
      <text:p text:style-name="P7"><text:span text:style-name="T3">a) The outcome from the roll of a die </text:span></text:p>
      <text:p text:style-name="P7"><text:span text:style-name="T3">b) The outcome of flip of a coin </text:span></text:p>
      <text:p text:style-name="P7"><text:span text:style-name="T3">c) The outcome of exam </text:span></text:p>
      <text:p text:style-name="P7"><text:span text:style-name="T3">d) All of the mentioned </text:span></text:p>
      <text:p text:style-name="P1"/>
      <text:p text:style-name="Standard"><text:span text:style-name="T4">Answer: - D</text:span></text:p>
      <text:p text:style-name="P5"/>
      <text:p text:style-name="P7"><text:span text:style-name="T3">2. Which of the following random variable that take on only a countable number of possibilities? </text:span></text:p>
      <text:p text:style-name="P7"><text:span text:style-name="T3">a) Discrete </text:span></text:p>
      <text:p text:style-name="P7"><text:span text:style-name="T3">b) Non Discrete </text:span></text:p>
      <text:p text:style-name="P7"><text:span text:style-name="T3">c) Continuous </text:span></text:p>
      <text:p text:style-name="P7"><text:span text:style-name="T3">d) All of the mentioned </text:span></text:p>
      <text:p text:style-name="P1"/>
      <text:p text:style-name="Standard"><text:span text:style-name="T4">Answer: - A</text:span></text:p>
      <text:p text:style-name="P7"><text:span text:style-name="T3">3. Which of the following function is associated with a continuous random variable? </text:span></text:p>
      <text:p text:style-name="P7"><text:span text:style-name="T3">a) pdf </text:span></text:p>
      <text:p text:style-name="P7"><text:span text:style-name="T3">b) pmv </text:span></text:p>
      <text:p text:style-name="P7"><text:span text:style-name="T3">c) pmf </text:span></text:p>
      <text:p text:style-name="P7"><text:span text:style-name="T3">d) all of the mentioned </text:span></text:p>
      <text:p text:style-name="P1"/>
      <text:p text:style-name="Standard"><text:span text:style-name="T4">Answer: - A</text:span></text:p>
      <text:p text:style-name="P7"><text:span text:style-name="T3">4. The expected value or _______ of a random variable is the center of its distribution. </text:span></text:p>
      <text:p text:style-name="P7"><text:span text:style-name="T3">a) mode </text:span></text:p>
      <text:p text:style-name="P7"><text:span text:style-name="T3">b) median </text:span></text:p>
      <text:p text:style-name="P7"><text:span text:style-name="T3">c) mean </text:span></text:p>
      <text:p text:style-name="P7"><text:span text:style-name="T3">d) bayesian inference </text:span></text:p>
      <text:p text:style-name="P1"/>
      <text:p text:style-name="Standard"><text:span text:style-name="T4">Answer: - C</text:span></text:p>
      <text:p text:style-name="P6"/>
      <text:p text:style-name="P7"><text:span text:style-name="T3">5. Which of the following of a random variable is not a measure of spread? </text:span></text:p>
      <text:p text:style-name="P7"><text:span text:style-name="T3">a) variance </text:span></text:p>
      <text:p text:style-name="P7"><text:span text:style-name="T3">b) standard deviation </text:span></text:p>
      <text:p text:style-name="P7"><text:span text:style-name="T3">c) empirical mean </text:span></text:p>
      <text:p text:style-name="P7"><text:span text:style-name="T3">d) all of the mentioned </text:span></text:p>
      <text:p text:style-name="P1"/>
      <text:p text:style-name="Standard"><text:span text:style-name="T4">Answer: - A</text:span></text:p>
      <text:p text:style-name="P4"/>
      <text:p text:style-name="P5"/>
      <text:p text:style-name="P7"><text:span text:style-name="T2"><text:s/></text:span></text:p>
      <text:p text:style-name="P6"/>
      <text:p text:style-name="P7"><text:soft-page-break/><text:span text:style-name="T3">6. The _________ of the Chi-squared distribution is twice the degrees of freedom. </text:span></text:p>
      <text:p text:style-name="P7"><text:span text:style-name="T3">a) variance </text:span></text:p>
      <text:p text:style-name="P7"><text:span text:style-name="T3">b) standard deviation </text:span></text:p>
      <text:p text:style-name="P7"><text:span text:style-name="T3">c) mode </text:span></text:p>
      <text:p text:style-name="P7"><text:span text:style-name="T3">d) none of the mentioned </text:span></text:p>
      <text:p text:style-name="P1"/>
      <text:p text:style-name="Standard"><text:span text:style-name="T4">Answer: - a</text:span></text:p>
      <text:p text:style-name="P6"/>
      <text:p text:style-name="P7"><text:span text:style-name="T3">7. The beta distribution is the default prior for parameters between ____________ </text:span></text:p>
      <text:p text:style-name="P7"><text:span text:style-name="T3">a) 0 and 10 </text:span></text:p>
      <text:p text:style-name="P7"><text:span text:style-name="T3">b) 1 and 2 </text:span></text:p>
      <text:p text:style-name="P7"><text:span text:style-name="T3">c) 0 and 1 </text:span></text:p>
      <text:p text:style-name="P7"><text:span text:style-name="T3">d) None of the mentioned </text:span></text:p>
      <text:p text:style-name="P1"/>
      <text:p text:style-name="Standard"><text:span text:style-name="T4">Answer: - C</text:span></text:p>
      <text:p text:style-name="P4"/>
      <text:p text:style-name="P7"><text:span text:style-name="T3">8. Which of the following tool is used for constructing confidence intervals and calculating standard errors for difficult statistics? </text:span></text:p>
      <text:p text:style-name="P7"><text:span text:style-name="T3">a) baggyer </text:span></text:p>
      <text:p text:style-name="P7"><text:span text:style-name="T3">b) bootstrap </text:span></text:p>
      <text:p text:style-name="P7"><text:span text:style-name="T3">c) jacknife </text:span></text:p>
      <text:p text:style-name="P7"><text:span text:style-name="T3">d) none of the mentioned </text:span></text:p>
      <text:p text:style-name="P1"/>
      <text:p text:style-name="Standard"><text:span text:style-name="T4">Answer: - B</text:span></text:p>
      <text:p text:style-name="P4"/>
      <text:p text:style-name="P7"><text:span text:style-name="T3">9. Data that summarize all observations in a category are called __________ data. </text:span></text:p>
      <text:p text:style-name="P7"><text:span text:style-name="T3">a) frequency </text:span></text:p>
      <text:p text:style-name="P7"><text:span text:style-name="T3">b) summarized </text:span></text:p>
      <text:p text:style-name="P7"><text:span text:style-name="T3">c) raw </text:span></text:p>
      <text:p text:style-name="P7"><text:span text:style-name="T3">d) none of the mentioned </text:span></text:p>
      <text:p text:style-name="P1"/>
      <text:p text:style-name="Standard"><text:span text:style-name="T4">Answer: - B</text:span></text:p>
      <text:p text:style-name="P5"/>
      <text:p text:style-name="P7"><text:span text:style-name="T3">10. What is the difference between a boxplot and histogram? </text:span></text:p>
      <text:p text:style-name="P1"/>
      <text:p text:style-name="Standard"><text:span text:style-name="T4">Answer: - Histograms and box plots are graphical representations for the frequency of numeric data values. ... Histograms are preferred to determine the underlying probability distribution of a data. Box plots on the other hand are more useful when comparing between several data sets.</text:span></text:p>
      <text:p text:style-name="P4"/>
      <text:p text:style-name="P7"><text:span text:style-name="T3">11. </text:span><text:bookmark-start text:name="_GoBack"/><text:span text:style-name="T3">How to select metrics? </text:span><text:bookmark-end text:name="_GoBack"/></text:p>
      <text:p text:style-name="P1"/>
      <text:p text:style-name="Standard"><text:span text:style-name="T4">Answer: - </text:span></text:p>
      <text:p text:style-name="P4"/>
      <text:p text:style-name="P5"/>
      <text:p text:style-name="P6"><text:soft-page-break/></text:p>
      <text:p text:style-name="P7"><text:span text:style-name="T3">12. How do you assess the statistical significance of an insight? </text:span></text:p>
      <text:p text:style-name="P6"/>
      <text:p text:style-name="P7"><text:span text:style-name="T3">Answer: - </text:span></text:p>
      <text:p text:style-name="P7"><text:span text:style-name="T3">Create a null hypothesis. </text:span></text:p>
      <text:p text:style-name="P7"><text:span text:style-name="T3">Create an alternative hypothesis.</text:span></text:p>
      <text:p text:style-name="P7"><text:span text:style-name="T3">Determine the significance level. </text:span></text:p>
      <text:p text:style-name="P7"><text:span text:style-name="T3">Decide on the type of test you'll use.</text:span></text:p>
      <text:p text:style-name="P7"><text:span text:style-name="T3">Perform a power analysis to find out your sample size. </text:span></text:p>
      <text:p text:style-name="P7"><text:span text:style-name="T3">Calculate the standard deviation. </text:span></text:p>
      <text:p text:style-name="P7"><text:span text:style-name="T3">Use the standard error formula.</text:span></text:p>
      <text:p text:style-name="P7"><text:span text:style-name="T3">Determine the t-score. </text:span></text:p>
      <text:p text:style-name="P7"><text:span text:style-name="T3">Find the degrees of freedom. </text:span></text:p>
      <text:p text:style-name="P7"><text:span text:style-name="T3">Use a t-table.</text:span></text:p>
      <text:p text:style-name="P1"/>
      <text:p text:style-name="P7"><text:span text:style-name="T3">13. Give examples of data that doesnot have a Gaussian distribution, nor log-normal. </text:span></text:p>
      <text:p text:style-name="P1"/>
      <text:p text:style-name="Standard"><text:span text:style-name="T4">Answer: - Weibull distribution</text:span></text:p>
      <text:p text:style-name="P5"/>
      <text:p text:style-name="P7"><text:span text:style-name="T3">14. Give an example where the median is a better measure than the mean. </text:span></text:p>
      <text:p text:style-name="P1"/>
      <text:p text:style-name="Standard"><text:span text:style-name="T4">Answer: - if you have a skewed distribution, the median is often the best measure of central tendency.</text:span></text:p>
      <text:p text:style-name="P1"/>
      <text:p text:style-name="P7"><text:span text:style-name="T3">15. What is the Likelihood? </text:span></text:p>
      <text:p text:style-name="P1"/>
      <text:p text:style-name="Standard"><text:span text:style-name="T4">Answer: - In statistics, the likelihood function (often simply called the likelihood) measures the goodness of fit of a statistical model to a sample of data for given values of the unknown parameters</text:span></text:p>
      <text:p text:style-name="P2"/>
      <text:p text:style-name="P2"/>
      <text:p text:style-name="P2"/>
      <text:p text:style-name="P2"/>
      <text:p text:style-name="P2"/>
      <text:p text:style-name="P3"/>
      <text:p text:style-name="P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hupendra Patel</meta:initial-creator>
    <dc:creator>Bhupendra Patel</dc:creator>
    <meta:editing-cycles>7</meta:editing-cycles>
    <meta:creation-date>2021-04-11T20:39:00</meta:creation-date>
    <dc:date>2021-05-13T12:11:00</dc:date>
    <meta:editing-duration>PT2H54M</meta:editing-duration>
    <meta:generator>LibreOffice/6.4.7.2$Linux_X86_64 LibreOffice_project/40$Build-2</meta:generator>
    <meta:document-statistic meta:table-count="0" meta:image-count="0" meta:object-count="0" meta:page-count="3" meta:paragraph-count="79" meta:word-count="491" meta:character-count="2804" meta:non-whitespace-character-count="23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